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15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861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291cm"/>
    </style:style>
    <style:style style:name="co7" style:family="table-column">
      <style:table-column-properties fo:break-before="auto" style:column-width="1.265cm"/>
    </style:style>
    <style:style style:name="co8" style:family="table-column">
      <style:table-column-properties fo:break-before="auto" style:column-width="1.48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2" style:family="table-cell" style:parent-style-name="Default" style:data-style-name="N50"/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Benchmark:</text:p>
          </table:table-cell>
          <table:table-cell office:value-type="string">
            <text:p>Quicktour</text:p>
          </table:table-cell>
          <table:table-cell table:number-columns-repeated="6"/>
        </table:table-row>
        <table:table-row table:style-name="ro1">
          <table:table-cell office:value-type="string">
            <text:p>Quicktour benchmark, create, query and delete objects with one-level inheritance, one-to-many and many-to-many relations with referential integrity chec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host</text:p>
          </table:table-cell>
          <table:table-cell office:value-type="string">
            <text:p>revard</text:p>
          </table:table-cell>
          <table:table-cell table:number-columns-repeated="6"/>
        </table:table-row>
        <table:table-row table:style-name="ro1">
          <table:table-cell office:value-type="string">
            <text:p>cpu</text:p>
          </table:table-cell>
          <table:table-cell office:value-type="string">
            <text:p>Intel(R) Celeron(R) M processor <text:s text:c="8"/>1.40GHz</text:p>
          </table:table-cell>
          <table:table-cell table:number-columns-repeated="6"/>
        </table:table-row>
        <table:table-row table:style-name="ro1">
          <table:table-cell office:value-type="string">
            <text:p>uptime</text:p>
          </table:table-cell>
          <table:table-cell office:value-type="string">
            <text:p><text:s/>16:54:15 up <text:s/>5:38, <text:s/>1 user, <text:s/>load average: 0.46, 0.37, 0.37</text:p>
          </table:table-cell>
          <table:table-cell table:number-columns-repeated="6"/>
        </table:table-row>
        <table:table-row table:style-name="ro1">
          <table:table-cell office:value-type="string">
            <text:p>java</text:p>
          </table:table-cell>
          <table:table-cell office:value-type="string">
            <text:p>Sun Microsystems Inc. Java HotSpot(TM) Client VM 1.6.0_03-b05</text:p>
          </table:table-cell>
          <table:table-cell table:number-columns-repeated="6"/>
        </table:table-row>
        <table:table-row table:style-name="ro1">
          <table:table-cell office:value-type="string">
            <text:p>date</text:p>
          </table:table-cell>
          <table:table-cell table:style-name="ce2" office:value-type="date" office:date-value="2009-01-21T16:54:15">
            <text:p>21/01/09 16:54</text:p>
          </table:table-cell>
          <table:table-cell table:number-columns-repeated="6"/>
        </table:table-row>
        <table:table-row table:style-name="ro1">
          <table:table-cell office:value-type="string">
            <text:p>memory</text:p>
          </table:table-cell>
          <table:table-cell office:value-type="string">
            <text:p>749 MB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db4o implementation</text:p>
          </table:table-cell>
          <table:table-cell table:number-columns-repeated="7"/>
        </table:table-row>
        <table:table-row table:style-name="ro1">
          <table:table-cell office:value-type="string">
            <text:p>students</text:p>
          </table:table-cell>
          <table:table-cell office:value-type="string">
            <text:p>courses</text:p>
          </table:table-cell>
          <table:table-cell office:value-type="string">
            <text:p>teachers</text:p>
          </table:table-cell>
          <table:table-cell office:value-type="string">
            <text:p>objectsPerTransaction</text:p>
          </table:table-cell>
          <table:table-cell office:value-type="string">
            <text:p>selects</text:p>
          </table:table-cell>
          <table:table-cell office:value-type="string">
            <text:p>create</text:p>
          </table:table-cell>
          <table:table-cell office:value-type="string">
            <text:p>query</text:p>
          </table:table-cell>
          <table:table-cell office:value-type="string">
            <text:p>remove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2">
            <text:p>602</text:p>
          </table:table-cell>
          <table:table-cell office:value-type="float" office:value="473">
            <text:p>473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6">
            <text:p>686</text:p>
          </table:table-cell>
          <table:table-cell office:value-type="float" office:value="1794">
            <text:p>1794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yeDB Java implementation using collections</text:p>
          </table:table-cell>
          <table:table-cell table:number-columns-repeated="7"/>
        </table:table-row>
        <table:table-row table:style-name="ro1">
          <table:table-cell office:value-type="string">
            <text:p>students</text:p>
          </table:table-cell>
          <table:table-cell office:value-type="string">
            <text:p>courses</text:p>
          </table:table-cell>
          <table:table-cell office:value-type="string">
            <text:p>teachers</text:p>
          </table:table-cell>
          <table:table-cell office:value-type="string">
            <text:p>objectsPerTransaction</text:p>
          </table:table-cell>
          <table:table-cell office:value-type="string">
            <text:p>selects</text:p>
          </table:table-cell>
          <table:table-cell office:value-type="string">
            <text:p>create</text:p>
          </table:table-cell>
          <table:table-cell office:value-type="string">
            <text:p>query</text:p>
          </table:table-cell>
          <table:table-cell office:value-type="string">
            <text:p>remove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3114">
            <text:p>13114</text:p>
          </table:table-cell>
          <table:table-cell office:value-type="float" office:value="9498">
            <text:p>9498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126">
            <text:p>45126</text:p>
          </table:table-cell>
          <table:table-cell office:value-type="float" office:value="45278">
            <text:p>45278</text:p>
          </table:table-cell>
          <table:table-cell office:value-type="float" office:value="1141">
            <text:p>114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yeDB Java implementation using referential integrity</text:p>
          </table:table-cell>
          <table:table-cell table:number-columns-repeated="7"/>
        </table:table-row>
        <table:table-row table:style-name="ro1">
          <table:table-cell office:value-type="string">
            <text:p>students</text:p>
          </table:table-cell>
          <table:table-cell office:value-type="string">
            <text:p>courses</text:p>
          </table:table-cell>
          <table:table-cell office:value-type="string">
            <text:p>teachers</text:p>
          </table:table-cell>
          <table:table-cell office:value-type="string">
            <text:p>objectsPerTransaction</text:p>
          </table:table-cell>
          <table:table-cell office:value-type="string">
            <text:p>selects</text:p>
          </table:table-cell>
          <table:table-cell office:value-type="string">
            <text:p>create</text:p>
          </table:table-cell>
          <table:table-cell office:value-type="string">
            <text:p>query</text:p>
          </table:table-cell>
          <table:table-cell office:value-type="string">
            <text:p>remove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6890">
            <text:p>6890</text:p>
          </table:table-cell>
          <table:table-cell office:value-type="float" office:value="9771">
            <text:p>9771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318">
            <text:p>21318</text:p>
          </table:table-cell>
          <table:table-cell office:value-type="float" office:value="58843">
            <text:p>58843</text:p>
          </table:table-cell>
          <table:table-cell office:value-type="float" office:value="1138">
            <text:p>1138</text:p>
          </table:table-cell>
        </table:table-row>
        <table:table-row table:style-name="ro1" table:number-rows-repeated="65511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1">21/01/2009</text:date>, <text:time>22:1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No set</dc:creator>
    <dc:date>2009-01-21T22:15:35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90"/>
  </office:meta>
</office:document-meta>
</file>